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e694" officeooo:paragraph-rsid="0003e694" style:font-weight-asian="bold" style:font-weight-complex="bold"/>
    </style:style>
    <style:style style:name="P3" style:family="paragraph" style:parent-style-name="Standard">
      <style:text-properties fo:font-size="14pt" fo:font-weight="bold" style:font-weight-asian="bold" style:font-weight-complex="bold"/>
    </style:style>
    <style:style style:name="P4" style:family="paragraph" style:parent-style-name="Standard">
      <style:text-properties fo:font-size="17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03e694"/>
    </style:style>
    <style:style style:name="P6" style:family="paragraph" style:parent-style-name="Standard">
      <style:text-properties officeooo:rsid="0003e694" officeooo:paragraph-rsid="0003e694"/>
    </style:style>
    <style:style style:name="P7" style:family="paragraph" style:parent-style-name="Standard">
      <style:text-properties fo:font-weight="normal" officeooo:rsid="0003e694" officeooo:paragraph-rsid="0003e694" style:font-weight-asian="normal" style:font-weight-complex="normal"/>
    </style:style>
    <style:style style:name="P8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03e694" officeooo:paragraph-rsid="0003e694" style:font-weight-asian="bold" style:font-weight-complex="bold"/>
    </style:style>
    <style:style style:name="P9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03e694" officeooo:paragraph-rsid="0003e694" style:font-weight-asian="normal" style:font-weight-complex="normal"/>
    </style:style>
    <style:style style:name="P10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041f65" officeooo:paragraph-rsid="00041f65" style:font-weight-asian="normal" style:font-weight-complex="normal"/>
    </style:style>
    <style:style style:name="P11" style:family="paragraph" style:parent-style-name="Standard">
      <style:text-properties fo:font-variant="normal" fo:text-transform="none" fo:color="#292929" style:font-name="Menlo" fo:font-size="12pt" fo:letter-spacing="normal" fo:font-style="normal" fo:font-weight="bold" officeooo:rsid="0003e694" officeooo:paragraph-rsid="0003e694" style:font-weight-asian="bold" style:font-weight-complex="bold"/>
    </style:style>
    <style:style style:name="P12" style:family="paragraph" style:parent-style-name="Standard">
      <style:text-properties fo:font-variant="normal" fo:text-transform="none" fo:color="#292929" style:font-name="Menlo" fo:font-size="12pt" fo:letter-spacing="normal" fo:font-style="normal" fo:font-weight="bold" officeooo:rsid="00041f65" officeooo:paragraph-rsid="00041f65" style:font-weight-asian="bold" style:font-weight-complex="bold"/>
    </style:style>
    <style:style style:name="P13" style:family="paragraph" style:parent-style-name="Standard">
      <style:text-properties fo:font-variant="normal" fo:text-transform="none" fo:color="#292929" style:font-name="Menlo" fo:font-size="12pt" fo:letter-spacing="normal" fo:font-style="normal" fo:font-weight="bold" officeooo:paragraph-rsid="00041f65"/>
    </style:style>
    <style:style style:name="P14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03e694" officeooo:paragraph-rsid="0003e694" style:font-weight-asian="bold" style:font-weight-complex="bold"/>
    </style:style>
    <style:style style:name="P15" style:family="paragraph" style:parent-style-name="Preformatted_20_Text">
      <loext:graphic-properties draw:fill="solid" draw:fill-color="#f2f2f2" draw:opacity="100%"/>
      <style:paragraph-properties fo:margin-top="0.5835in" fo:margin-bottom="0in" loext:contextual-spacing="false" fo:line-height="118%" fo:orphans="2" fo:widows="2" fo:background-color="#f2f2f2" fo:padding="0in" fo:border="none"/>
      <style:text-properties fo:font-variant="normal" fo:text-transform="none" fo:letter-spacing="normal" fo:font-style="normal" fo:font-weight="normal" officeooo:paragraph-rsid="0003e694"/>
    </style:style>
    <style:style style:name="P16" style:family="paragraph" style:parent-style-name="Preformatted_20_Text">
      <loext:graphic-properties draw:fill="solid" draw:fill-color="#f2f2f2" draw:opacity="100%"/>
      <style:paragraph-properties fo:margin-top="0.5835in" fo:margin-bottom="0in" loext:contextual-spacing="false" fo:line-height="118%" fo:orphans="2" fo:widows="2" fo:background-color="#f2f2f2" fo:padding="0in" fo:border="none"/>
      <style:text-properties fo:font-variant="normal" fo:text-transform="none" fo:color="#292929" fo:letter-spacing="normal"/>
    </style:style>
    <style:style style:name="P17" style:family="paragraph" style:parent-style-name="Preformatted_20_Text">
      <loext:graphic-properties draw:fill="solid" draw:fill-color="#f2f2f2" draw:opacity="100%"/>
      <style:paragraph-properties fo:margin-top="0.5835in" fo:margin-bottom="0in" loext:contextual-spacing="false" fo:line-height="118%" fo:orphans="2" fo:widows="2" fo:background-color="#f2f2f2" fo:padding="0in" fo:border="none"/>
      <style:text-properties fo:font-variant="normal" fo:text-transform="none" fo:color="#292929" style:font-name="Menlo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variant="normal" fo:text-transform="none" fo:color="#292929" style:font-name="Menlo" fo:font-size="12pt" fo:letter-spacing="normal" fo:font-style="normal" fo:font-weight="normal"/>
    </style:style>
    <style:style style:name="T4" style:family="text">
      <style:text-properties fo:color="#292929" style:font-name="Menlo" fo:font-size="12pt"/>
    </style:style>
    <style:style style:name="T5" style:family="text">
      <style:text-properties style:font-name="Menlo" fo:font-size="12pt" fo:font-style="normal" fo:font-weight="normal"/>
    </style:style>
    <style:style style:name="T6" style:family="text">
      <style:text-properties fo:font-weight="normal"/>
    </style:style>
    <style:style style:name="T7" style:family="text">
      <style:text-properties officeooo:rsid="00041f65"/>
    </style:style>
    <style:style style:name="T8" style:family="text">
      <style:text-properties fo:font-size="11.25pt" fo:font-weight="normal"/>
    </style:style>
    <style:style style:name="T9" style:family="text">
      <style:text-properties fo:font-size="11.25pt" fo:font-weight="normal" officeooo:rsid="00041f65"/>
    </style:style>
    <style:style style:name="T10" style:family="text">
      <style:text-properties officeooo:rsid="00041f6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pendancies Versions Used:</text:p>
      <text:p text:style-name="P4"/>
      <text:p text:style-name="Standard">Django==2.0.5</text:p>
      <text:p text:style-name="Standard">mysqlclient==1.3.12</text:p>
      <text:p text:style-name="Standard">djangorestframework==3.11.1</text:p>
      <text:p text:style-name="Standard">pymysql==0.10.0</text:p>
      <text:p text:style-name="Standard"/>
      <text:p text:style-name="P3">After Installing all the dependancies, activate your virtualenv.</text:p>
      <text:p text:style-name="Standard"/>
      <text:p text:style-name="P5"><text:span text:style-name="T2">After that create your project using following command:</text:span> </text:p>
      <text:p text:style-name="P5">django-admin.py startproject api</text:p>
      <text:p text:style-name="P5"/>
      <text:p text:style-name="P5"><text:span text:style-name="T1">then move into the project: </text:span></text:p>
      <text:p text:style-name="P5">cd api</text:p>
      <text:p text:style-name="P5"/>
      <text:p text:style-name="P2">then create a django app:</text:p>
      <text:p text:style-name="P6">django-admin.py startapp music</text:p>
      <text:p text:style-name="P6"/>
      <text:p text:style-name="P2">Your structure of project will look like this:</text:p>
      <text:p text:style-name="P6"><text:span text:style-name="T3">api/</text:span><text:line-break/><text:tab/><text:span text:style-name="T3">manage.py</text:span><text:line-break/><text:tab/><text:span text:style-name="T3">api/</text:span><text:line-break/><text:tab/><text:tab/><text:span text:style-name="T3">__init__.py</text:span><text:line-break/><text:tab/><text:tab/><text:span text:style-name="T3">settings.py</text:span><text:line-break/><text:tab/><text:tab/><text:span text:style-name="T3">urls.py</text:span><text:line-break/><text:tab/><text:tab/><text:span text:style-name="T3">wsgi.py</text:span><text:line-break/><text:tab/><text:span text:style-name="T3">music/</text:span><text:line-break/><text:tab/><text:tab/><text:span text:style-name="T3">migrations/</text:span><text:line-break/><text:tab/><text:tab/><text:span text:style-name="T3">__init__.py</text:span><text:line-break/><text:tab/><text:tab/><text:span text:style-name="T3">__init__.py</text:span><text:line-break/><text:tab/><text:tab/><text:span text:style-name="T3">admin.py</text:span><text:line-break/><text:tab/><text:tab/><text:span text:style-name="T3">apps.py</text:span><text:line-break/><text:tab/><text:tab/><text:span text:style-name="T3">models.py</text:span><text:line-break/><text:tab/><text:tab/><text:span text:style-name="T3">tests.py</text:span><text:line-break/><text:tab/><text:tab/><text:span text:style-name="T3">views.py</text:span><text:line-break/><text:tab/><text:span text:style-name="T3">venv/</text:span></text:p>
      <text:p text:style-name="Standard"/>
      <text:p text:style-name="P1"/>
      <text:p text:style-name="P2">Now you have to sync your database for the first time:</text:p>
      <text:p text:style-name="P7">python manage.py migrate</text:p>
      <text:p text:style-name="P2"/>
      <text:p text:style-name="P2">Create your super user for admin panel:</text:p>
      <text:p text:style-name="P8">python manage.py createsuperuser --email admin@example.com --username admin</text:p>
      <text:p text:style-name="P11"/>
      <text:p text:style-name="P11"/>
      <text:p text:style-name="P11"/>
      <text:p text:style-name="P11"><text:soft-page-break/>Add these in your api/settings.py:</text:p>
      <text:p text:style-name="P11"><text:span text:style-name="T6">INSTALLED_APPS = [</text:span><text:line-break/><text:span text:style-name="T6">'rest_framework',</text:span><text:line-break/><text:span text:style-name="T6">'music'</text:span><text:line-break/><text:span text:style-name="T6">]</text:span></text:p>
      <text:p text:style-name="P11"/>
      <text:p text:style-name="P11">Now add urls for your music app:</text:p>
      <text:p text:style-name="P14"><text:bookmark text:name="e119"/>from django.contrib import admin</text:p>
      <text:p text:style-name="P15"><text:span text:style-name="T4">from django.urls import path, include</text:span></text:p>
      <text:p text:style-name="P15"><text:bookmark text:name="059c"/><text:span text:style-name="T4">urlpatterns = [</text:span></text:p>
      <text:p text:style-name="P16"><text:s text:c="4"/><text:span text:style-name="T5">path('admin/', admin.site.urls),</text:span></text:p>
      <text:p text:style-name="P16"><text:s text:c="4"/><text:span text:style-name="T5">path('', include('music.urls'))</text:span></text:p>
      <text:p text:style-name="P17">]</text:p>
      <text:p text:style-name="P11"/>
      <text:p text:style-name="P11">Now we will create a get songs/ endpoint:</text:p>
      <text:p text:style-name="P11"/>
      <text:p text:style-name="P11">in the music/model.py file we will create table ‘Song’ table <text:span text:style-name="T7">using following</text:span>:</text:p>
      <text:p text:style-name="P11"/>
      <text:p text:style-name="P11"/>
      <text:p text:style-name="P9">from django.db import models</text:p>
      <text:p text:style-name="P9"/>
      <text:p text:style-name="P9"/>
      <text:p text:style-name="P9">class Songs(models.Model):</text:p>
      <text:p text:style-name="P9"><text:s text:c="4"/># song title</text:p>
      <text:p text:style-name="P9"><text:s text:c="4"/>title = models.CharField(max_length=255, null=False)</text:p>
      <text:p text:style-name="P9"><text:s text:c="4"/># name of artist or group/band</text:p>
      <text:p text:style-name="P9"><text:s text:c="4"/>artist = models.CharField(max_length=255, null=False)</text:p>
      <text:p text:style-name="P9"/>
      <text:p text:style-name="P9"><text:s text:c="4"/>def __str__(self):</text:p>
      <text:p text:style-name="P9"><text:s text:c="8"/>return "{} - {}".format(self.title, self.artist)</text:p>
      <text:p text:style-name="P9"/>
      <text:p text:style-name="P12"><text:soft-page-break/>We have to register our model in music/admin.py file to use in admin section of our project. Add the following lines.</text:p>
      <text:p text:style-name="P10">from django.contrib import admin</text:p>
      <text:p text:style-name="P10">from .models import Songs</text:p>
      <text:p text:style-name="P10"/>
      <text:p text:style-name="P10">admin.site.register(Songs)</text:p>
      <text:p text:style-name="P10"/>
      <text:p text:style-name="P12">After that make migrations to check changes in the admin panel</text:p>
      <text:p text:style-name="P12"/>
      <text:p text:style-name="P12">Now we have to create serializers to convert model instances to python native data types like JSON or xml.</text:p>
      <text:p text:style-name="P12"/>
      <text:p text:style-name="P12">Create a file serializers.py in music app and add the following code:</text:p>
      <text:p text:style-name="P10"/>
      <text:p text:style-name="P10">from rest_framework import serializers</text:p>
      <text:p text:style-name="P10">from .models import Songs</text:p>
      <text:p text:style-name="P10"/>
      <text:p text:style-name="P10"/>
      <text:p text:style-name="P10">class SongsSerializer(serializers.ModelSerializer):</text:p>
      <text:p text:style-name="P10"><text:s text:c="4"/>class Meta:</text:p>
      <text:p text:style-name="P10"><text:s text:c="8"/>model = Songs</text:p>
      <text:p text:style-name="P10"><text:s text:c="8"/>fields = ("title", "artist")</text:p>
      <text:p text:style-name="P10"/>
      <text:p text:style-name="P12">Finally we will be creating views to return all songs. Add the following code in music/views.py:</text:p>
      <text:p text:style-name="P10"/>
      <text:p text:style-name="P10">from rest_framework import generics</text:p>
      <text:p text:style-name="P10">from .models import Songs</text:p>
      <text:p text:style-name="P10">from .serializers import SongsSerializer</text:p>
      <text:p text:style-name="P10"/>
      <text:p text:style-name="P10"/>
      <text:p text:style-name="P10">class ListSongsView(generics.ListAPIView):</text:p>
      <text:p text:style-name="P10"><text:s text:c="4"/>"""</text:p>
      <text:p text:style-name="P10"><text:s text:c="4"/>Provides a get method handler.</text:p>
      <text:p text:style-name="P10"><text:s text:c="4"/>"""</text:p>
      <text:p text:style-name="P10"><text:s text:c="4"/>queryset = Songs.objects.all()</text:p>
      <text:p text:style-name="P10"><text:s text:c="4"/>serializer_class = SongsSerializer</text:p>
      <text:p text:style-name="P10"/>
      <text:p text:style-name="P12">Also add in api/urls.py:</text:p>
      <text:p text:style-name="P12"/>
      <text:p text:style-name="P12"/>
      <text:p text:style-name="P10">from django.contrib import admin</text:p>
      <text:p text:style-name="P10">from django.urls import path, re_path, include</text:p>
      <text:p text:style-name="P10"/>
      <text:p text:style-name="P10">urlpatterns = [</text:p>
      <text:p text:style-name="P10"><text:s text:c="4"/>path('admin/', admin.site.urls),</text:p>
      <text:p text:style-name="P10"><text:s text:c="4"/>re_path('api/(?P&lt;version&gt;(v1|v2))/', include('music.urls'))</text:p>
      <text:p text:style-name="P10">]</text:p>
      <text:p text:style-name="P12"><text:soft-page-break/>Add the following in music/urls.py:</text:p>
      <text:p text:style-name="P10">from django.urls import path</text:p>
      <text:p text:style-name="P10">from .views import ListSongsView</text:p>
      <text:p text:style-name="P10"/>
      <text:p text:style-name="P10"/>
      <text:p text:style-name="P10">urlpatterns = [</text:p>
      <text:p text:style-name="P10"><text:s text:c="4"/>path('songs/', ListSongsView.as_view(), name="songs-all")</text:p>
      <text:p text:style-name="P10">]</text:p>
      <text:p text:style-name="P10"/>
      <text:p text:style-name="P12">Now time to test the apis:</text:p>
      <text:p text:style-name="P12"/>
      <text:p text:style-name="P13"><text:span text:style-name="T10">Open the admin panel using : </text:span><text:a xlink:type="simple" xlink:href="http://127.0.0.1:8000/admin" text:style-name="Internet_20_link" text:visited-style-name="Visited_20_Internet_20_Link"><text:span text:style-name="T8">http://127.0.0.1:8000/admin</text:span></text:a><text:span text:style-name="T8"><text:line-break/></text:span><text:span text:style-name="T9">Add songs in the admin panel.</text:span></text:p>
      <text:p text:style-name="P13"><text:span text:style-name="T9"/></text:p>
      <text:p text:style-name="P13"><text:span text:style-name="T9">Lastly, use the endpoint </text:span><text:a xlink:type="simple" xlink:href="http://127.0.0.1:8000/api/v1/songs" text:style-name="Internet_20_link" text:visited-style-name="Visited_20_Internet_20_Link"><text:span text:style-name="T8">http://127.0.0.1:8000/api/v1/songs</text:span></text:a><text:span text:style-name="T9"> to see resul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5:30:35.765012053</meta:creation-date>
    <dc:date>2020-08-27T15:52:04.546433053</dc:date>
    <meta:editing-duration>PT10M58S</meta:editing-duration>
    <meta:editing-cycles>1</meta:editing-cycles>
    <meta:document-statistic meta:table-count="0" meta:image-count="0" meta:object-count="0" meta:page-count="4" meta:paragraph-count="76" meta:word-count="384" meta:character-count="3000" meta:non-whitespace-character-count="2575"/>
    <meta:generator>LibreOffice/6.0.7.3$Linux_X86_64 LibreOffice_project/00m0$Build-3</meta:generator>
  </office:meta>
</office:document-meta>
</file>